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Total Cycles</text:p>
          </table:table-cell>
          <table:table-cell table:formula="of:=[.B3]*[.B4]" office:value-type="float" office:value="65536000" calcext:value-type="float">
            <text:p>6553600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.B7]*60+[.C7]" office:value-type="float" office:value="288" calcext:value-type="float">
            <text:p>2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Iteration</text:p>
          </table:table-cell>
          <table:table-cell table:formula="of:=[.B8]/[.B9]" office:value-type="float" office:value="19.2" calcext:value-type="float">
            <text:p>19.2</text:p>
          </table:table-cell>
          <table:table-cell/>
        </table:table-row>
        <table:table-row table:style-name="ro1">
          <table:table-cell office:value-type="string" calcext:value-type="string">
            <text:p>Cycles/Sec</text:p>
          </table:table-cell>
          <table:table-cell table:style-name="ce2" table:formula="of:=[.B5]/[.B11]" office:value-type="float" office:value="3413333.33333333" calcext:value-type="float">
            <text:p>3413333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Clock Speed</text:p>
          </table:table-cell>
          <table:table-cell table:style-name="ce3" table:formula="of:=[.B12]/1000000" office:value-type="float" office:value="3.41333333333333" calcext:value-type="float">
            <text:p>3.41</text:p>
          </table:table-cell>
          <table:table-cell office:value-type="string" calcext:value-type="string">
            <text:p>M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4:34:15.4795722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1-22T14:37:20.439466833</dc:date>
    <meta:editing-duration>PT23M25S</meta:editing-duration>
    <meta:editing-cycles>8</meta:editing-cycles>
    <meta:generator>LibreOffice/7.6.2.1$Linux_X86_64 LibreOffice_project/60$Build-1</meta:generator>
    <meta:document-statistic meta:table-count="1" meta:cell-count="26" meta:object-count="0"/>
  </office:meta>
</office:document-meta>
</file>